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effect of this device is made as a sequence of lights the master apparatus turns on the other slave devices that are connected via cable XLR canon, or together according to the music through a sensor audio. Each unit uses an X 300W 120V bulb JC.</text:p>
      <text:p text:style-name="Text_20_body"><text:span text:style-name="Strong_20_Emphasis">Specifications</text:span></text:p>
      <text:list xml:id="list2643911630155100184" text:style-name="L1">
        <text:list-item>
          <text:p text:style-name="P2">Power supply: AC120V~60Hz / 230v~50Hz </text:p>
        </text:list-item>
        <text:list-item>
          <text:p text:style-name="P2">Bulb: BVM 120V/ 230V 300W </text:p>
        </text:list-item>
        <text:list-item>
          <text:p text:style-name="P2">Size: 290 x 190 x 290mm </text:p>
        </text:list-item>
        <text:list-item>
          <text:p text:style-name="P1">Weight: Master/ 3.4 kgs Slave/ 3.2 kgs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$Win32 OpenOffice.org_project/411m6$Build-9775</meta:generator>
    <dc:date>2018-02-19T19:15:05.35</dc:date>
    <meta:document-statistic meta:table-count="0" meta:image-count="0" meta:object-count="0" meta:page-count="1" meta:paragraph-count="6" meta:word-count="75" meta:character-count="394"/>
    <dc:creator>Marti </dc:creator>
    <meta:user-defined meta:name="Info 1"/>
    <meta:user-defined meta:name="Info 2"/>
    <meta:user-defined meta:name="Info 3"/>
    <meta:user-defined meta:name="Info 4"/>
  </office:meta>
</office:document-meta>
</file>